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2004</text:p>
      <text:h text:style-name="Heading_20_1" text:outline-level="1"> </text:h>
      <text:h text:style-name="Heading_20_2" text:outline-level="2">intro2004</text:h>
      <text:h text:style-name="Heading_20_3" text:outline-level="3">The congregation is never an audience. They participate at every stage - intro2004</text:h>
      <text:h text:style-name="Heading_20_3" text:outline-level="3">There are times of</text:h>
      <text:h text:style-name="Heading_20_4" text:outline-level="4">reflection,</text:h>
      <text:h text:style-name="Heading_20_4" text:outline-level="4">listening</text:h>
      <text:h text:style-name="Heading_20_4" text:outline-level="4">adoration.</text:h>
      <text:h text:style-name="Heading_20_1" text:outline-level="1">Posture</text:h>
      <text:h text:style-name="Heading_20_2" text:outline-level="2">White p116</text:h>
      <text:h text:style-name="Heading_20_1" text:outline-level="1">THE GATHERING</text:h>
      <text:h text:style-name="Heading_20_2" text:outline-level="2">(Greeting)</text:h>
      <text:h text:style-name="Heading_20_3" text:outline-level="3">Int</text:h>
      <text:h text:style-name="Heading_20_4" text:outline-level="4">Start</text:h>
      <text:h text:style-name="Heading_20_4" text:outline-level="4">Prepare</text:h>
      <text:h text:style-name="Heading_20_4" text:outline-level="4">Emphasis community</text:h>
      <text:h text:style-name="Heading_20_5" text:outline-level="5">unity in Christ - intro2004</text:h>
      <text:h text:style-name="Heading_20_3" text:outline-level="3">Encounter</text:h>
      <text:h text:style-name="Heading_20_4" text:outline-level="4">With the father among us</text:h>
      <text:h text:style-name="Heading_20_5" text:outline-level="5">our weakness</text:h>
      <text:h text:style-name="Heading_20_5" text:outline-level="5">in his power</text:h>
      <text:h text:style-name="Heading_20_3" text:outline-level="3">Story</text:h>
      <text:h text:style-name="Heading_20_2" text:outline-level="2">Kyries </text:h>
      <text:h text:style-name="Heading_20_3" text:outline-level="3">In</text:h>
      <text:h text:style-name="Heading_20_4" text:outline-level="4">Acknowledge need our need</text:h>
      <text:h text:style-name="Heading_20_3" text:outline-level="3">Encounter</text:h>
      <text:h text:style-name="Heading_20_4" text:outline-level="4">Facing our sins and need for forgiveness</text:h>
      <text:h text:style-name="Heading_20_3" text:outline-level="3">Story</text:h>
      <text:h text:style-name="Heading_20_4" text:outline-level="4">Reminder of sacrifice</text:h>
      <text:h text:style-name="Heading_20_4" text:outline-level="4">?related to liturgical year</text:h>
      <text:h text:style-name="Heading_20_2" text:outline-level="2">Gloria</text:h>
      <text:h text:style-name="Heading_20_3" text:outline-level="3">Int</text:h>
      <text:h text:style-name="Heading_20_3" text:outline-level="3">Encounter</text:h>
      <text:h text:style-name="Heading_20_3" text:outline-level="3">Story</text:h>
      <text:h text:style-name="Heading_20_2" text:outline-level="2">Collect</text:h>
      <text:h text:style-name="Heading_20_3" text:outline-level="3">Int</text:h>
      <text:h text:style-name="Heading_20_4" text:outline-level="4">bring to an end the introductory rite</text:h>
      <text:h text:style-name="Heading_20_3" text:outline-level="3">Encounter</text:h>
      <text:h text:style-name="Heading_20_4" text:outline-level="4">with some charateristic of God the father, making a petition and describing the result White p156</text:h>
      <text:h text:style-name="Heading_20_3" text:outline-level="3">Story</text:h>
      <text:h text:style-name="Heading_20_4" text:outline-level="4">intro lessons for the day</text:h>
      <text:h text:style-name="Heading_20_1" text:outline-level="1">THE PROCLAMATION OF THE WORD</text:h>
      <text:h text:style-name="Heading_20_2" text:outline-level="2">Readings and psalm</text:h>
      <text:h text:style-name="Heading_20_3" text:outline-level="3">Int</text:h>
      <text:h text:style-name="Heading_20_4" text:outline-level="4">Hear theword</text:h>
      <text:h text:style-name="Heading_20_3" text:outline-level="3">Encounter</text:h>
      <text:h text:style-name="Heading_20_4" text:outline-level="4">Treat such books with reverence as well as care. intro2004</text:h>
      <text:h text:style-name="Heading_20_4" text:outline-level="4">receive the word corporately intro2004</text:h>
      <text:h text:style-name="Heading_20_4" text:outline-level="4">acclaim intro2004, rubric</text:h>
      <text:h text:style-name="Heading_20_3" text:outline-level="3">Stories</text:h>
      <text:h text:style-name="Heading_20_4" text:outline-level="4">breadth of Gods works driven by a "catholic cannon" White p167</text:h>
      <text:h text:style-name="Heading_20_2" text:outline-level="2">Sermon</text:h>
      <text:h text:style-name="Heading_20_3" text:outline-level="3">Int.</text:h>
      <text:h text:style-name="Heading_20_4" text:outline-level="4">expound  the scriptures</text:h>
      <text:h text:style-name="Heading_20_5" text:outline-level="5">our corporate memory of what God has done White p152</text:h>
      <text:h text:style-name="Heading_20_3" text:outline-level="3">Encounter</text:h>
      <text:h text:style-name="Heading_20_4" text:outline-level="4">preacher (for, from, by) and congregation who hear and respond White p167</text:h>
      <text:h text:style-name="Heading_20_3" text:outline-level="3">Story</text:h>
      <text:h text:style-name="Heading_20_4" text:outline-level="4">based on reading(s)</text:h>
      <text:h text:style-name="Heading_20_2" text:outline-level="2">Affirmation of faith</text:h>
      <text:h text:style-name="Heading_20_3" text:outline-level="3">int</text:h>
      <text:h text:style-name="Heading_20_4" text:outline-level="4">respond to the word</text:h>
      <text:h text:style-name="Heading_20_4" text:outline-level="4">re-affirmation</text:h>
      <text:h text:style-name="Heading_20_4" text:outline-level="4">response to Arianism White p158</text:h>
      <text:h text:style-name="Heading_20_3" text:outline-level="3">Encounter</text:h>
      <text:h text:style-name="Heading_20_4" text:outline-level="4">between the individual and God as a response to teaching</text:h>
      <text:h text:style-name="Heading_20_3" text:outline-level="3">Story</text:h>
      <text:h text:style-name="Heading_20_1" text:outline-level="1">THE INTERCESSION</text:h>
      <text:h text:style-name="Heading_20_2" text:outline-level="2">Bits</text:h>
      <text:list text:style-name="L1">
        <text:list-item>
          <text:p text:style-name="Standard">p155: bidding ilent kneeling, summing</text:p>
        </text:list-item>
      </text:list>
      <text:list text:style-name="L1">
        <text:list-item>
          <text:p text:style-name="Standard">p155: prayers of the faithful</text:p>
        </text:list-item>
      </text:list>
      <text:list text:style-name="L1">
        <text:list-item>
          <text:p text:style-name="Standard">p156: --&gt; litany - petitions and response</text:p>
        </text:list-item>
      </text:list>
      <text:list text:style-name="L1">
        <text:list-item>
          <text:p text:style-name="Standard">p168: beg</text:p>
        </text:list-item>
      </text:list>
      <text:list text:style-name="L1">
        <text:list-item>
          <text:p text:style-name="Standard">p168: speak right words, say what concerns us most</text:p>
        </text:list-item>
      </text:list>
      <text:list text:style-name="L1">
        <text:list-item>
          <text:p text:style-name="Standard">p173: opns us to needs of all [eoples; act of growth and love</text:p>
        </text:list-item>
      </text:list>
      <text:list text:style-name="L1">
        <text:list-item>
          <text:p text:style-name="Standard">p172:sponteneity</text:p>
        </text:list-item>
      </text:list>
      <text:h text:style-name="Heading_20_2" text:outline-level="2">Int</text:h>
      <text:h text:style-name="Heading_20_3" text:outline-level="3">open us to needs of all peoples as an act of growth and love. White p173</text:h>
      <text:h text:style-name="Heading_20_3" text:outline-level="3">asking of God the father what we and others need</text:h>
      <text:h text:style-name="Heading_20_2" text:outline-level="2">Encounter</text:h>
      <text:h text:style-name="Heading_20_3" text:outline-level="3">god the father who wants individuals and communities  to come to hi</text:h>
      <text:h text:style-name="Heading_20_2" text:outline-level="2">Story</text:h>
      <text:h text:style-name="Heading_20_3" text:outline-level="3">God wants us to come to him.</text:h>
      <text:h text:style-name="Heading_20_2" text:outline-level="2">Humble access</text:h>
      <text:h text:style-name="Heading_20_3" text:outline-level="3">int</text:h>
      <text:h text:style-name="Heading_20_3" text:outline-level="3">Encounter</text:h>
      <text:h text:style-name="Heading_20_3" text:outline-level="3">Story</text:h>
      <text:h text:style-name="Heading_20_1" text:outline-level="1">THE PEACE</text:h>
      <text:h text:style-name="Heading_20_2" text:outline-level="2">Bits</text:h>
      <text:h text:style-name="Heading_20_3" text:outline-level="3">p236: kiss of peace : love and unity; conclude interces.; --&gt; offertory</text:h>
      <text:h text:style-name="Heading_20_2" text:outline-level="2">Int</text:h>
      <text:h text:style-name="Heading_20_3" text:outline-level="3">show love and unity. White p</text:h>
      <text:h text:style-name="Heading_20_2" text:outline-level="2">Encounter</text:h>
      <text:h text:style-name="Heading_20_3" text:outline-level="3">With community</text:h>
      <text:h text:style-name="Heading_20_2" text:outline-level="2">Story</text:h>
      <text:h text:style-name="Heading_20_3" text:outline-level="3">the peace brought by Christ</text:h>
      <text:h text:style-name="Heading_20_1" text:outline-level="1">THE THANKSGIVING White p 249</text:h>
      <text:h text:style-name="Heading_20_2" text:outline-level="2">int</text:h>
      <text:h text:style-name="Heading_20_3" text:outline-level="3">Thanksgiving</text:h>
      <text:h text:style-name="Heading_20_3" text:outline-level="3">commemoration (anámnesis) of  creation, incarnation, sacrifice, second coming White p250a</text:h>
      <text:h text:style-name="Heading_20_2" text:outline-level="2">Encounter</text:h>
      <text:h text:style-name="Heading_20_3" text:outline-level="3">sharing broken body of Christ with our fellows.</text:h>
      <text:h text:style-name="Heading_20_4" text:outline-level="4">elevation</text:h>
      <text:h text:style-name="Heading_20_3" text:outline-level="3">encounter Christ through his presence as body and blood</text:h>
      <text:h text:style-name="Heading_20_3" text:outline-level="3">H.S. through the epiclesis</text:h>
      <text:h text:style-name="Heading_20_2" text:outline-level="2">Story</text:h>
      <text:h text:style-name="Heading_20_3" text:outline-level="3">last supper</text:h>
      <text:h text:style-name="Heading_20_3" text:outline-level="3">sacrifice: Christ humbling himself in his ministry (Phil 2:7); on the cross, </text:h>
      <text:h text:style-name="Heading_20_3" text:outline-level="3">Propers offer relation to the liturgical year</text:h>
      <text:h text:style-name="Heading_20_1" text:outline-level="1">THE COMMUNION</text:h>
      <text:h text:style-name="Heading_20_2" text:outline-level="2">int</text:h>
      <text:h text:style-name="Heading_20_2" text:outline-level="2">encounter</text:h>
      <text:h text:style-name="Heading_20_3" text:outline-level="3">risen christ</text:h>
      <text:h text:style-name="Heading_20_2" text:outline-level="2">story</text:h>
      <text:h text:style-name="Heading_20_1" text:outline-level="1">THE SENDING OUT</text:h>
      <text:h text:style-name="Heading_20_2" text:outline-level="2">int</text:h>
      <text:h text:style-name="Heading_20_3" text:outline-level="3">thanks</text:h>
      <text:h text:style-name="Heading_20_3" text:outline-level="3">prepare</text:h>
      <text:h text:style-name="Heading_20_2" text:outline-level="2">Encounter</text:h>
      <text:h text:style-name="Heading_20_2" text:outline-level="2">story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